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1cc590" officeooo:paragraph-rsid="001cc590"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Liberation Serif" fo:font-size="15pt" style:text-underline-style="solid" style:text-underline-width="auto" style:text-underline-color="font-color" fo:font-weight="bold" officeooo:rsid="001cc590" officeooo:paragraph-rsid="001cc590" style:font-size-asian="13.1000003814697pt" style:font-weight-asian="bold" style:font-size-complex="15pt" style:font-weight-complex="bold"/>
    </style:style>
    <style:style style:name="P3" style:family="paragraph" style:parent-style-name="Standard">
      <style:paragraph-properties fo:text-align="justify" style:justify-single-word="false"/>
      <style:text-properties style:font-name="Liberation Serif" fo:font-size="15pt" style:text-underline-style="solid" style:text-underline-width="auto" style:text-underline-color="font-color" fo:font-weight="bold" officeooo:rsid="0029cb01" officeooo:paragraph-rsid="0029cb01" style:font-size-asian="15pt" style:font-weight-asian="bold" style:font-size-complex="15pt" style:font-weight-complex="bold"/>
    </style:style>
    <style:style style:name="P4" style:family="paragraph" style:parent-style-name="Standard">
      <style:paragraph-properties fo:text-align="justify" style:justify-single-word="false"/>
      <style:text-properties style:font-name="Liberation Serif" fo:font-size="13pt" style:text-underline-style="solid" style:text-underline-width="auto" style:text-underline-color="font-color" fo:font-weight="bold" officeooo:rsid="001cc590" officeooo:paragraph-rsid="001cc590" style:font-size-asian="13pt" style:font-weight-asian="bold" style:font-size-complex="13pt" style:font-weight-complex="bold"/>
    </style:style>
    <style:style style:name="P5" style:family="paragraph" style:parent-style-name="Standard">
      <style:paragraph-properties fo:text-align="justify" style:justify-single-word="false"/>
      <style:text-properties style:font-name="Liberation Serif" fo:font-size="13pt" style:text-underline-style="solid" style:text-underline-width="auto" style:text-underline-color="font-color" fo:font-weight="bold" officeooo:rsid="001ff021" officeooo:paragraph-rsid="001ff021" style:font-size-asian="13pt" style:font-weight-asian="bold" style:font-size-complex="13pt" style:font-weight-complex="bold"/>
    </style:style>
    <style:style style:name="P6" style:family="paragraph" style:parent-style-name="Standard">
      <style:paragraph-properties fo:text-align="justify" style:justify-single-word="false"/>
      <style:text-properties style:font-name="Liberation Serif" fo:font-size="13pt" style:text-underline-style="none" fo:font-weight="normal" officeooo:rsid="001cc590" officeooo:paragraph-rsid="001cc590"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style:font-name="Liberation Serif" fo:font-size="13pt" style:text-underline-style="none" fo:font-weight="normal" officeooo:rsid="001d5c4d" officeooo:paragraph-rsid="001cc590"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style:font-name="Liberation Serif" fo:font-size="13pt" style:text-underline-style="none" fo:font-weight="normal" officeooo:rsid="001d5c4d" officeooo:paragraph-rsid="001d5c4d"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style:font-name="Liberation Serif" fo:font-size="13pt" style:text-underline-style="none" fo:font-weight="normal" officeooo:rsid="001ff021" officeooo:paragraph-rsid="001ff021"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style:font-name="Liberation Serif" fo:font-size="13pt" style:text-underline-style="none" fo:font-weight="normal" officeooo:rsid="00237ac6" officeooo:paragraph-rsid="00237ac6"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style:font-name="Liberation Serif" fo:font-size="13pt" style:text-underline-style="none" fo:font-weight="normal" officeooo:rsid="0027eb2d" officeooo:paragraph-rsid="0027eb2d"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style:font-name="Liberation Serif" fo:font-size="13pt" style:text-underline-style="none" fo:font-weight="bold" officeooo:rsid="001cc590" officeooo:paragraph-rsid="001cc590" style:font-size-asian="13pt" style:font-weight-asian="bold" style:font-size-complex="13pt" style:font-weight-complex="bold"/>
    </style:style>
    <style:style style:name="P13" style:family="paragraph" style:parent-style-name="Standard">
      <style:paragraph-properties fo:text-align="justify" style:justify-single-word="false"/>
      <style:text-properties style:font-name="Liberation Serif" fo:font-size="13pt" style:text-underline-style="none" fo:font-weight="bold" officeooo:rsid="0024ad16" officeooo:paragraph-rsid="0024ad16" style:font-size-asian="13pt" style:font-weight-asian="bold" style:font-size-complex="13pt" style:font-weight-complex="bold"/>
    </style:style>
    <style:style style:name="P14" style:family="paragraph" style:parent-style-name="Standard">
      <style:paragraph-properties fo:text-align="justify" style:justify-single-word="false"/>
      <style:text-properties style:font-name="Liberation Serif" fo:font-size="13pt" style:text-underline-style="none" fo:font-weight="bold" officeooo:rsid="0029cb01" officeooo:paragraph-rsid="0029cb01" style:font-size-asian="13pt" style:font-weight-asian="bold" style:font-size-complex="13pt" style:font-weight-complex="bold"/>
    </style:style>
    <style:style style:name="P15" style:family="paragraph" style:parent-style-name="Standard">
      <style:paragraph-properties fo:text-align="justify" style:justify-single-word="false"/>
      <style:text-properties style:font-name="Liberation Serif" officeooo:rsid="001fb477" officeooo:paragraph-rsid="001fb477"/>
    </style:style>
    <style:style style:name="P16" style:family="paragraph" style:parent-style-name="Standard">
      <style:text-properties style:font-name="Liberation Serif" fo:font-weight="bold" officeooo:rsid="00333abf" officeooo:paragraph-rsid="00333abf" style:font-weight-asian="bold" style:font-weight-complex="bold"/>
    </style:style>
    <style:style style:name="P17" style:family="paragraph" style:parent-style-name="Standard">
      <style:text-properties style:font-name="Liberation Serif" fo:font-weight="bold" officeooo:rsid="0033eb46" officeooo:paragraph-rsid="0033eb46" style:font-weight-asian="bold" style:font-weight-complex="bold"/>
    </style:style>
    <style:style style:name="P18" style:family="paragraph" style:parent-style-name="Standard">
      <style:text-properties style:font-name="Liberation Serif" fo:font-weight="normal" officeooo:rsid="0033eb46" officeooo:paragraph-rsid="0033eb46" style:font-weight-asian="normal" style:font-weight-complex="normal"/>
    </style:style>
    <style:style style:name="P19" style:family="paragraph" style:parent-style-name="Standard">
      <style:paragraph-properties fo:text-align="justify" style:justify-single-word="false" fo:break-before="page"/>
      <style:text-properties style:font-name="Liberation Serif" fo:font-size="13pt" style:text-underline-style="none" fo:font-weight="normal" officeooo:rsid="00237ac6" officeooo:paragraph-rsid="00237ac6" style:font-size-asian="13pt" style:font-weight-asian="normal" style:font-size-complex="13pt" style:font-weight-complex="normal"/>
    </style:style>
    <style:style style:name="P20" style:family="paragraph" style:parent-style-name="Standard" style:list-style-name="L1">
      <style:paragraph-properties fo:text-align="justify" style:justify-single-word="false"/>
      <style:text-properties style:font-name="Liberation Serif" fo:font-size="13pt" style:text-underline-style="none" fo:font-weight="normal" officeooo:rsid="001d5c4d" officeooo:paragraph-rsid="001d5c4d" style:font-size-asian="13pt" style:font-weight-asian="normal" style:font-size-complex="13pt" style:font-weight-complex="normal"/>
    </style:style>
    <style:style style:name="P21" style:family="paragraph" style:parent-style-name="Standard" style:list-style-name="L1">
      <style:paragraph-properties fo:text-align="justify" style:justify-single-word="false"/>
      <style:text-properties style:font-name="Liberation Serif" fo:font-size="13pt" style:text-underline-style="none" fo:font-weight="normal" officeooo:rsid="001dd8ee" officeooo:paragraph-rsid="001dd8ee" style:font-size-asian="13pt" style:font-weight-asian="normal" style:font-size-complex="13pt" style:font-weight-complex="normal"/>
    </style:style>
    <style:style style:name="P22" style:family="paragraph" style:parent-style-name="Standard" style:list-style-name="L1">
      <style:paragraph-properties fo:text-align="justify" style:justify-single-word="false"/>
      <style:text-properties style:font-name="Liberation Serif" fo:font-size="13pt" style:text-underline-style="none" fo:font-weight="normal" officeooo:rsid="001fb477" officeooo:paragraph-rsid="001dd8ee" style:font-size-asian="13pt" style:font-weight-asian="normal" style:font-size-complex="13pt" style:font-weight-complex="normal"/>
    </style:style>
    <style:style style:name="P23" style:family="paragraph" style:parent-style-name="Standard" style:list-style-name="L2">
      <style:paragraph-properties fo:text-align="justify" style:justify-single-word="false"/>
      <style:text-properties style:font-name="Liberation Serif" fo:font-size="13pt" style:text-underline-style="none" fo:font-weight="normal" officeooo:rsid="001ff021" officeooo:paragraph-rsid="001ff021" style:font-size-asian="13pt" style:font-weight-asian="normal" style:font-size-complex="13pt" style:font-weight-complex="normal"/>
    </style:style>
    <style:style style:name="P24" style:family="paragraph" style:parent-style-name="Standard" style:list-style-name="L2">
      <style:paragraph-properties fo:text-align="justify" style:justify-single-word="false"/>
      <style:text-properties style:font-name="Liberation Serif" fo:font-size="13pt" style:text-underline-style="none" fo:font-weight="normal" officeooo:rsid="00217145" officeooo:paragraph-rsid="00217145" style:font-size-asian="13pt" style:font-weight-asian="normal" style:font-size-complex="13pt" style:font-weight-complex="normal"/>
    </style:style>
    <style:style style:name="P25" style:family="paragraph" style:parent-style-name="Standard" style:list-style-name="L2">
      <style:paragraph-properties fo:text-align="justify" style:justify-single-word="false"/>
      <style:text-properties style:font-name="Liberation Serif" fo:font-size="13pt" style:text-underline-style="none" fo:font-weight="normal" officeooo:rsid="0024ad16" officeooo:paragraph-rsid="0024ad16" style:font-size-asian="13pt" style:font-weight-asian="normal" style:font-size-complex="13pt" style:font-weight-complex="normal"/>
    </style:style>
    <style:style style:name="P26" style:family="paragraph" style:parent-style-name="Standard" style:list-style-name="L2">
      <style:paragraph-properties fo:text-align="justify" style:justify-single-word="false"/>
      <style:text-properties style:font-name="Liberation Serif" fo:font-size="13pt" style:text-underline-style="none" fo:font-weight="normal" officeooo:rsid="0026442c" officeooo:paragraph-rsid="0026442c" style:font-size-asian="13pt" style:font-weight-asian="normal" style:font-size-complex="13pt" style:font-weight-complex="normal"/>
    </style:style>
    <style:style style:name="P27" style:family="paragraph" style:parent-style-name="Standard" style:list-style-name="L2">
      <style:paragraph-properties fo:text-align="justify" style:justify-single-word="false"/>
      <style:text-properties style:font-name="Liberation Serif" fo:font-size="13pt" style:text-underline-style="none" fo:font-weight="normal" officeooo:rsid="0027eb2d" officeooo:paragraph-rsid="0027eb2d" style:font-size-asian="13pt" style:font-weight-asian="normal" style:font-size-complex="13pt" style:font-weight-complex="normal"/>
    </style:style>
    <style:style style:name="P28" style:family="paragraph" style:parent-style-name="Standard" style:list-style-name="L3">
      <style:paragraph-properties fo:text-align="justify" style:justify-single-word="false"/>
      <style:text-properties style:font-name="Liberation Serif" fo:font-size="13pt" style:text-underline-style="none" fo:font-weight="normal" officeooo:rsid="002d9186" officeooo:paragraph-rsid="002d9186" style:font-size-asian="13pt" style:font-weight-asian="normal" style:font-size-complex="13pt" style:font-weight-complex="normal"/>
    </style:style>
    <style:style style:name="P29" style:family="paragraph" style:parent-style-name="Standard" style:list-style-name="L3">
      <style:paragraph-properties fo:text-align="justify" style:justify-single-word="false"/>
      <style:text-properties style:font-name="Liberation Serif" fo:font-size="13pt" style:text-underline-style="none" fo:font-weight="normal" officeooo:rsid="002f1496" officeooo:paragraph-rsid="002f1496" style:font-size-asian="13pt" style:font-weight-asian="normal" style:font-size-complex="13pt" style:font-weight-complex="normal"/>
    </style:style>
    <style:style style:name="P30" style:family="paragraph" style:parent-style-name="Standard" style:list-style-name="L3">
      <style:paragraph-properties fo:text-align="justify" style:justify-single-word="false"/>
      <style:text-properties style:font-name="Liberation Serif" fo:font-size="13pt" style:text-underline-style="none" fo:font-weight="bold" officeooo:rsid="002ab059" officeooo:paragraph-rsid="002ab059" style:font-size-asian="13pt" style:font-weight-asian="bold" style:font-size-complex="13pt" style:font-weight-complex="bold"/>
    </style:style>
    <style:style style:name="P31" style:family="paragraph" style:parent-style-name="Standard" style:list-style-name="L3">
      <style:paragraph-properties fo:text-align="justify" style:justify-single-word="false"/>
      <style:text-properties style:font-name="Liberation Serif" fo:font-size="13pt" style:text-underline-style="none" fo:font-weight="bold" officeooo:rsid="002ac123" officeooo:paragraph-rsid="002ac123" style:font-size-asian="13pt" style:font-weight-asian="bold" style:font-size-complex="13pt" style:font-weight-complex="bold"/>
    </style:style>
    <style:style style:name="P32" style:family="paragraph" style:parent-style-name="Standard" style:list-style-name="L2">
      <style:paragraph-properties fo:text-align="justify" style:justify-single-word="false"/>
      <style:text-properties style:font-name="Liberation Serif" fo:font-size="13pt" style:text-underline-style="solid" style:text-underline-width="auto" style:text-underline-color="font-color" fo:font-weight="bold" officeooo:rsid="001ff021" officeooo:paragraph-rsid="001ff021" style:font-size-asian="13pt" style:font-weight-asian="bold" style:font-size-complex="13pt" style:font-weight-complex="bold"/>
    </style:style>
    <style:style style:name="P33" style:family="paragraph" style:parent-style-name="Standard" style:list-style-name="L3">
      <style:paragraph-properties fo:text-align="justify" style:justify-single-word="false"/>
      <style:text-properties style:font-name="Liberation Serif" fo:font-size="13pt" style:text-underline-style="solid" style:text-underline-width="auto" style:text-underline-color="font-color" fo:font-weight="bold" officeooo:rsid="002d9186" officeooo:paragraph-rsid="002d9186" style:font-size-asian="13pt" style:font-weight-asian="bold" style:font-size-complex="13pt" style:font-weight-complex="bold"/>
    </style:style>
    <style:style style:name="P34" style:family="paragraph" style:parent-style-name="Standard" style:list-style-name="L3">
      <style:paragraph-properties fo:text-align="justify" style:justify-single-word="false"/>
      <style:text-properties style:font-name="Liberation Serif" fo:font-size="13pt" style:text-underline-style="solid" style:text-underline-width="auto" style:text-underline-color="font-color" fo:font-weight="bold" officeooo:rsid="002f3a61" officeooo:paragraph-rsid="002f3a61" style:font-size-asian="13pt" style:font-weight-asian="bold" style:font-size-complex="13pt" style:font-weight-complex="bold"/>
    </style:style>
    <style:style style:name="P35" style:family="paragraph" style:parent-style-name="Standard" style:list-style-name="L2">
      <style:paragraph-properties fo:text-align="justify" style:justify-single-word="false"/>
      <style:text-properties style:font-name="Liberation Serif" officeooo:paragraph-rsid="0024ad16"/>
    </style:style>
    <style:style style:name="P36" style:family="paragraph" style:parent-style-name="Standard" style:list-style-name="L2">
      <style:paragraph-properties fo:text-align="justify" style:justify-single-word="false"/>
      <style:text-properties style:font-name="Liberation Serif" fo:font-weight="bold" officeooo:rsid="0025d3b5" officeooo:paragraph-rsid="0025d3b5" style:font-weight-asian="bold" style:font-weight-complex="bold"/>
    </style:style>
    <style:style style:name="P37" style:family="paragraph" style:parent-style-name="Standard" style:list-style-name="L3">
      <style:text-properties style:font-name="Liberation Serif" fo:font-weight="bold" officeooo:rsid="00333abf" officeooo:paragraph-rsid="00333abf" style:font-weight-asian="bold" style:font-weight-complex="bold"/>
    </style:style>
    <style:style style:name="P38" style:family="paragraph" style:parent-style-name="Standard" style:list-style-name="L3">
      <style:text-properties style:font-name="Liberation Serif" fo:font-weight="bold" officeooo:rsid="0033eb46" officeooo:paragraph-rsid="0033eb46" style:font-weight-asian="bold" style:font-weight-complex="bold"/>
    </style:style>
    <style:style style:name="P39" style:family="paragraph" style:parent-style-name="Standard" style:list-style-name="L4">
      <style:text-properties style:font-name="Liberation Serif" fo:font-weight="bold" officeooo:rsid="0033eb46" officeooo:paragraph-rsid="0033eb46" style:font-weight-asian="bold" style:font-weight-complex="bold"/>
    </style:style>
    <style:style style:name="P40" style:family="paragraph" style:parent-style-name="Standard">
      <style:text-properties style:font-name="Liberation Serif" fo:font-weight="bold" officeooo:rsid="0033eb46" officeooo:paragraph-rsid="0033eb46" style:font-weight-asian="bold" style:font-weight-complex="bold"/>
    </style:style>
    <style:style style:name="P41" style:family="paragraph" style:parent-style-name="Standard" style:list-style-name="L3">
      <style:text-properties style:font-name="Liberation Serif"/>
    </style:style>
    <style:style style:name="P42" style:family="paragraph" style:parent-style-name="Standard" style:list-style-name="L4">
      <style:text-properties style:font-name="Liberation Serif" fo:font-weight="normal" officeooo:rsid="0033eb46" officeooo:paragraph-rsid="0033eb46" style:font-weight-asian="normal" style:font-weight-complex="normal"/>
    </style:style>
    <style:style style:name="P43" style:family="paragraph" style:parent-style-name="Standard" style:list-style-name="L4">
      <style:text-properties style:font-name="Liberation Serif" fo:font-weight="normal" officeooo:rsid="00347368" officeooo:paragraph-rsid="00347368" style:font-weight-asian="normal" style:font-weight-complex="normal"/>
    </style:style>
    <style:style style:name="P44" style:family="paragraph" style:parent-style-name="Standard" style:list-style-name="L4">
      <style:text-properties style:font-name="Liberation Serif" fo:font-weight="normal" officeooo:rsid="00364f26" officeooo:paragraph-rsid="00364f26" style:font-weight-asian="normal" style:font-weight-complex="normal"/>
    </style:style>
    <style:style style:name="P45" style:family="paragraph" style:parent-style-name="Standard">
      <style:text-properties style:font-name="Liberation Serif" fo:font-weight="normal" officeooo:rsid="00364f26" officeooo:paragraph-rsid="00364f26" style:font-weight-asian="normal" style:font-weight-complex="normal"/>
    </style:style>
    <style:style style:name="P46" style:family="paragraph" style:parent-style-name="Standard" style:list-style-name="L5">
      <style:text-properties style:font-name="Liberation Serif" fo:font-weight="normal" officeooo:rsid="00364f26" officeooo:paragraph-rsid="00364f26" style:font-weight-asian="normal" style:font-weight-complex="normal"/>
    </style:style>
    <style:style style:name="P47" style:family="paragraph" style:parent-style-name="Standard" style:list-style-name="L5">
      <style:text-properties style:font-name="Liberation Serif" fo:font-weight="normal" officeooo:rsid="00368d64" officeooo:paragraph-rsid="00368d64"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d5c4d"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347368" style:font-weight-asian="normal" style:font-weight-complex="normal"/>
    </style:style>
    <style:style style:name="T6" style:family="text">
      <style:text-properties officeooo:rsid="003069a0"/>
    </style:style>
    <style:style style:name="T7" style:family="text">
      <style:text-properties fo:font-size="13pt" style:text-underline-style="none" fo:font-weight="normal" style:font-size-asian="13pt" style:font-weight-asian="normal" style:font-size-complex="13pt" style:font-weight-complex="normal"/>
    </style:style>
    <style:style style:name="T8" style:family="text">
      <style:text-properties fo:font-size="13pt" style:text-underline-style="none" fo:font-weight="normal" officeooo:rsid="001fb477" style:font-size-asian="13pt" style:font-weight-asian="normal" style:font-size-complex="13pt" style:font-weight-complex="normal"/>
    </style:style>
    <style:style style:name="T9" style:family="text">
      <style:text-properties fo:font-size="13pt" style:text-underline-style="none" fo:font-weight="normal" officeooo:rsid="0024ad16" style:font-size-asian="13pt" style:font-weight-asian="normal" style:font-size-complex="13pt" style:font-weight-complex="normal"/>
    </style:style>
    <style:style style:name="T10" style:family="text">
      <style:text-properties fo:font-size="13pt" style:text-underline-style="none" fo:font-weight="bold" officeooo:rsid="0024ad16" style:font-size-asian="13pt" style:font-weight-asian="bold" style:font-size-complex="13pt" style:font-weight-complex="bold"/>
    </style:style>
    <style:style style:name="T11" style:family="text">
      <style:text-properties fo:font-size="13pt" style:text-underline-style="none" fo:font-weight="bold" officeooo:rsid="003069a0" style:font-size-asian="13pt" style:font-weight-asian="bold" style:font-size-complex="13pt" style:font-weight-complex="bold"/>
    </style:style>
    <style:style style:name="T12" style:family="text">
      <style:text-properties fo:font-size="13pt" style:text-underline-style="none"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nguaje de marcas Tema 1: Introducción a los lenguajes de programación</text:p>
      <text:p text:style-name="P2"/>
      <text:p text:style-name="P4"/>
      <text:p text:style-name="P4"/>
      <text:p text:style-name="P4">1.1 Introducción informática:</text:p>
      <text:p text:style-name="P4"><text:span text:style-name="T2">- </text:span><text:span text:style-name="T1">Informática: </text:span><text:span text:style-name="T2"><text:s/>Infor → Información.<text:tab/>Mática → Automática.</text:span></text:p>
      <text:p text:style-name="P6">Ciencia que estudia el tratamiento automático de la información. Este tratamiento sigue un proceso que se llama el tratamiento informático.</text:p>
      <text:p text:style-name="P6"/>
      <text:p text:style-name="P4"><text:span text:style-name="T2"><text:tab/><text:tab/><text:tab/><text:tab/></text:span><text:span text:style-name="T1">Entrada → Proceso → Salida</text:span></text:p>
      <text:p text:style-name="P12"/>
      <text:p text:style-name="P4"><text:span text:style-name="T1">Entrada:</text:span><text:span text:style-name="T2"> Información que yo quiero modificar.</text:span></text:p>
      <text:p text:style-name="P4"><text:span text:style-name="T1">Proceso: Transformación</text:span><text:span text:style-name="T2"> que se le aplica a la información de entrada.</text:span></text:p>
      <text:p text:style-name="P4"><text:span text:style-name="T1">Salida: </text:span><text:span text:style-name="T2">Información ya modificada.</text:span></text:p>
      <text:p text:style-name="P6"/>
      <text:p text:style-name="P6"><text:tab/><text:tab/><text:tab/><text:tab/>Ej. <text:tab/>3 → proceso → 6</text:p>
      <text:p text:style-name="P4"><text:span text:style-name="T2"><text:tab/><text:tab/><text:tab/><text:tab/><text:tab/></text:span><text:span text:style-name="T3">2 → proceso → 4</text:span></text:p>
      <text:p text:style-name="P7"/>
      <text:p text:style-name="P8">El proceso de la información se realiza <text:s/>con distintas operaciones. Estas operaciones se agrupan por tipos según la función que realizan:</text:p>
      <text:p text:style-name="P8"/>
      <text:list xml:id="list3481856560" text:style-name="L1">
        <text:list-item>
          <text:p text:style-name="P20">Operaciones Aritméticas: +, -, *, /, raíz, cuadrada, potencia, derivadas, integrales, resto división entera.</text:p>
        </text:list-item>
        <text:list-item>
          <text:p text:style-name="P20">Operaciones relacionales: <text:s/>&gt;, &gt;=, &lt;, &lt;=, =, !=.</text:p>
        </text:list-item>
        <text:list-item>
          <text:p text:style-name="P21">Operadores de control de flujo: </text:p>
          <text:list>
            <text:list-item>
              <text:p text:style-name="P21">Condicionales: Condiciones que se le aplica al programa para realizar una instrucción u otra según la condición.</text:p>
            </text:list-item>
            <text:list-item>
              <text:p text:style-name="P21">Bucles: Instrucción que se repite un número de veces.</text:p>
            </text:list-item>
          </text:list>
        </text:list-item>
        <text:list-item>
          <text:p text:style-name="P22">Primitivas de E/S (Entrada / Salida): Leer y escribir.</text:p>
        </text:list-item>
      </text:list>
      <text:p text:style-name="P15"><text:span text:style-name="T8">S</text:span><text:span text:style-name="T7">egún sea la combinación de operaciones en el proceso, el proceso informático sera de mayor o menor complejidad</text:span></text:p>
      <text:p text:style-name="P8"/>
      <text:p text:style-name="P5">1.2 Lenguajes de programación</text:p>
      <text:p text:style-name="P9">especifican el conjunto de operaciones que es posible realizar sobre un dispositivo informático. </text:p>
      <text:list xml:id="list3515350470" text:style-name="L2">
        <text:list-item>
          <text:p text:style-name="P32"><text:span text:style-name="T1">1.2.1 Lenguaje máquina:</text:span><text:span text:style-name="T2"> está formado por ceros y unos y determinan las operaciones posibles que se pueden realizar sobre un microprocesador concreto.</text:span></text:p>
          <text:list>
            <text:list-item>
              <text:p text:style-name="P23">Cada procesador contiene sus propias instrucciones. Los programas que se escriben en lenguaje maquina para un procesador concreto solo son validos para ese entorno. Si queremos utilizar el mismo programa en otro microprocesador hay que adaptar las instrucciones del programa al conjunto de instrucciones del nuevo microprocesador.</text:p>
            </text:list-item>
            <text:list-item>
              <text:p text:style-name="P24">Los lenguajes escritos para un microprocesador no pueden utilizarse de manera directa en otro entorno. Por eso se dice que el lenguaje maquina es un lenguaje no portable.</text:p>
            </text:list-item>
          </text:list>
        </text:list-item>
      </text:list>
      <text:p text:style-name="P10"/>
      <text:p text:style-name="P19"/>
      <text:list xml:id="list125226246714474" text:continue-numbering="true" text:style-name="L2">
        <text:list-item>
          <text:p text:style-name="P35"><text:span text:style-name="T10">1.2.2 Lenguaje de ensamblador:</text:span><text:span text:style-name="T9"> Pasa de utilizar 0 y 1 del lenguaje maquina a caracteres alfabéticos parecidos al lenguaje natural llamados nemónicos. Se caracteriza por: </text:span></text:p>
          <text:list>
            <text:list-item>
              <text:p text:style-name="P25">Los programas en ensamblador son igual de largos que en lenguaje maquina.</text:p>
            </text:list-item>
            <text:list-item>
              <text:p text:style-name="P25">Son fácilmente revisables, comparados con lenguaje maquina.</text:p>
            </text:list-item>
            <text:list-item>
              <text:p text:style-name="P25">El lenguaje es propio de cada máquina y no son portables.</text:p>
              <text:p text:style-name="P25">Ej: Programa sumar 2 números:</text:p>
              <text:p text:style-name="P25">Lenguaje maquina: 100010 100010 111001 101110</text:p>
            </text:list-item>
          </text:list>
        </text:list-item>
        <text:list-item>
          <text:p text:style-name="P36"><text:span text:style-name="T12">1.2.3 Los lenguajes de alto nivel:</text:span><text:span text:style-name="T7"> Son independientes de la arquitectura del microprocesador en el que se ejecuta. Son lenguajes portables y compatibles en diferentes entornos de utilización. Se caracterizan por:</text:span></text:p>
          <text:list>
            <text:list-item>
              <text:p text:style-name="P26">Son programas mucho más cortos que lenguaje de ensamblador.</text:p>
            </text:list-item>
            <text:list-item>
              <text:p text:style-name="P26">Al separarse del lenguaje maquina, se necesita una herramienta externa que se encargue de realizar la traducción al lenguaje maquina. Este tipo de herramientas se denominan traductores.</text:p>
            </text:list-item>
            <text:list-item>
              <text:p text:style-name="P27">Los lenguajes escritos en alto nivel son PORTALBES</text:p>
            </text:list-item>
            <text:list-item>
              <text:p text:style-name="P27"/>
            </text:list-item>
          </text:list>
        </text:list-item>
      </text:list>
      <text:p text:style-name="P11"/>
      <text:p text:style-name="P3">1.3 Fases de elaboración de un programa</text:p>
      <text:p text:style-name="P13"/>
      <text:p text:style-name="P14">Análisis <text:s text:c="2"/>→<text:tab/> <text:s text:c="2"/>Diseño <text:s text:c="3"/>→ <text:s text:c="3"/>Codificación <text:s text:c="5"/>→<text:tab/> Explotación <text:tab/> →<text:tab/>Mantenimiento</text:p>
      <text:p text:style-name="P14"/>
      <text:list xml:id="list515540593" text:style-name="L3">
        <text:list-item>
          <text:p text:style-name="P30">Análisis: <text:span text:style-name="T4">Se realiza la toma de datos del problema. Si el sistema se realiza sobre las necesidades de un cliente, será necesaria la toma de datos con los usuarios implicados para poder especificar los procesos, requerimientos, etc.</text:span></text:p>
          <text:p text:style-name="P31">Salida:<text:span text:style-name="T4"> Especificación de requerimientos (Qué debe hacer el programa).</text:span></text:p>
        </text:list-item>
        <text:list-item>
          <text:p text:style-name="P31">Diseño: <text:span text:style-name="T4">Se diseña el sistema con una codificación lógica que resuelva de manera concreta los requerimientos detectados en la fase de análisis</text:span></text:p>
          <text:p text:style-name="P33">Salida de diagramas con solución de requerimientos</text:p>
          <text:list>
            <text:list-item>
              <text:p text:style-name="P28">Diagrama entidad-relación: Solución desde el punto de vista de los datos.</text:p>
            </text:list-item>
            <text:list-item>
              <text:p text:style-name="P28">Diagrama de flujo de datos: Solución desde el punto de vista de los procesos y los datos.</text:p>
            </text:list-item>
            <text:list-item>
              <text:p text:style-name="P29">Diagramas de despliegue: Solución desde el punto de vista de la infraestructura.</text:p>
            </text:list-item>
            <text:list-item>
              <text:p text:style-name="P29">Diagramas de acción: Solución desde el punto de vista de las instrucciones.</text:p>
            </text:list-item>
            <text:list-item>
              <text:p text:style-name="P29">UML: Metodología que define diferentes diagramas de manera unificada</text:p>
            </text:list-item>
          </text:list>
        </text:list-item>
        <text:list-item>
          <text:p text:style-name="P34"><text:span text:style-name="T1">Codificación: </text:span><text:span text:style-name="T2">Traducción a lenguaje de programación de los diseños generados en la fase de diseño. También se incluyen pruebas unitarias y de integración con el sistema.</text:span></text:p>
        </text:list-item>
        <text:list-item>
          <text:p text:style-name="P41"><text:span text:style-name="T11">Explotación:</text:span> <text:span text:style-name="T6">Implantación del sistema sobre el entorno de ejecución real. Adaptando los programas a pruebas reales, masivas y de estrés que comprueban el perfecto funcionamiento de los componentes en un entorno de explotación definitivo.</text:span></text:p>
          <text:p text:style-name="P37">Salida: Programas escritos en un lenguaje de programación que se encuentran ejecutándose en un entorno real.</text:p>
        </text:list-item>
      </text:list>
      <text:p text:style-name="P16"/>
      <text:p text:style-name="P16"/>
      <text:p text:style-name="P16"/>
      <text:p text:style-name="P16"><text:soft-page-break/></text:p>
      <text:list xml:id="list125225133959413" text:continue-numbering="true" text:style-name="L3">
        <text:list-item>
          <text:p text:style-name="P37">Mantenimiento: <text:span text:style-name="T4">En esta fase se realizan correcciones y modificaciones a la aplicación para alargar la vida útil del sistema. Kas modificaciones pueden incluir: Mejoras, correcciones de errores, adaptaciones y mantenimiento operativo de la aplicación.</text:span></text:p>
          <text:p text:style-name="P38">Salida: Programa operativo en entorno real con mejoras y adaptaciones necesarias para alargar la vida útil del mismo.</text:p>
        </text:list-item>
      </text:list>
      <text:p text:style-name="P17"/>
      <text:p text:style-name="P17">1.4 Traductores</text:p>
      <text:p text:style-name="P17"/>
      <text:p text:style-name="P18">Los traductores realizan la funcion de convertir las instrucciones en un lenguaje inicial a un lenguaje ensamblador/máquina para poder ser ejecutados en un sistema informático. Los tipos de traductores son:</text:p>
      <text:p text:style-name="P18"/>
      <text:list xml:id="list2509289945" text:style-name="L4">
        <text:list-item>
          <text:p text:style-name="P39">Ensambladores:</text:p>
          <text:list>
            <text:list-item>
              <text:p text:style-name="P42"><text:s/>Traduce cada instrucción de lenguaje ensamblador a lenguaje máquina.</text:p>
            </text:list-item>
            <text:list-item>
              <text:p text:style-name="P42">Además, proporcionan herramientas de ejecución y seguimiento</text:p>
            </text:list-item>
          </text:list>
        </text:list-item>
        <text:list-item>
          <text:p text:style-name="P39">Intérpretes: <text:span text:style-name="T5">Es un traductor que funciona del siguiente modo:+</text:span></text:p>
          <text:list>
            <text:list-item>
              <text:p text:style-name="P43">Traduce instrucción a instrucción de un lenguaje de alto nivel a lenguaje máquina.</text:p>
            </text:list-item>
            <text:list-item>
              <text:p text:style-name="P43">Ejecuta la instrucción traducida</text:p>
            </text:list-item>
            <text:list-item>
              <text:p text:style-name="P43">Repite el proceso con la siguiente instrucción.</text:p>
            </text:list-item>
          </text:list>
        </text:list-item>
        <text:list-item>
          <text:p text:style-name="P39">Compiladores</text:p>
        </text:list-item>
      </text:list>
      <text:p text:style-name="P17"/>
      <text:p text:style-name="P17"/>
      <text:list xml:id="list125226433504343" text:continue-numbering="true" text:style-name="L4">
        <text:list-item>
          <text:p text:style-name="P44">Repite el proceso con la siguiente instrucción.</text:p>
        </text:list-item>
      </text:list>
      <text:p text:style-name="P45"/>
      <text:p text:style-name="P45">Ventajas/Incovenientes de los intérpretes:</text:p>
      <text:p text:style-name="P45"/>
      <text:list xml:id="list3833354234" text:style-name="L5">
        <text:list-item>
          <text:p text:style-name="P46">Rápidos de programar ya que la curva de aprendizaje es muy suave</text:p>
        </text:list-item>
        <text:list-item>
          <text:p text:style-name="P46">Los programas generados con un intérprete no están libres de errores.</text:p>
        </text:list-item>
        <text:list-item>
          <text:p text:style-name="P46">Los errores se producen en tiempo de ejecución.</text:p>
        </text:list-item>
        <text:list-item>
          <text:p text:style-name="P47">Son sencillos de implementar</text:p>
        </text:list-item>
        <text:list-item>
          <text:p text:style-name="P47">Los programas resultantes siempre tienen que traducirse antes de ejecutarse en la máquina destino, ralentizando la ejecución del program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2:05:48.071005167</meta:creation-date>
    <dc:date>2017-10-24T12:52:24.606908499</dc:date>
    <meta:editing-duration>PT1H10M40S</meta:editing-duration>
    <meta:editing-cycles>8</meta:editing-cycles>
    <meta:generator>LibreOffice/5.4.0.3$Linux_X86_64 LibreOffice_project/40m0$Build-3</meta:generator>
    <meta:document-statistic meta:table-count="0" meta:image-count="0" meta:object-count="0" meta:page-count="3" meta:paragraph-count="67" meta:word-count="911" meta:character-count="5845" meta:non-whitespace-character-count="5008"/>
  </office:meta>
</office:document-meta>
</file>